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1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 style:data-style-name="N123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 style:data-style-name="N122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ce1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amera 1</text:p>
          </table:table-cell>
          <table:table-cell office:value-type="string" calcext:value-type="string">
            <text:p>Camera 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n</text:p>
          </table:table-cell>
          <table:table-cell office:value-type="float" office:value="0.75" calcext:value-type="float">
            <text:p>0.750</text:p>
          </table:table-cell>
          <table:table-cell office:value-type="float" office:value="2.2" calcext:value-type="float">
            <text:p>2.2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</text:p>
          </table:table-cell>
          <table:table-cell table:formula="of:=[.B4]/1.5" office:value-type="float" office:value="0.5" calcext:value-type="float">
            <text:p>0.500</text:p>
          </table:table-cell>
          <table:table-cell table:formula="of:=[.C4]/1.5" office:value-type="float" office:value="1.46666666666667" calcext:value-type="float">
            <text:p>1.467</text:p>
          </table:table-cell>
          <table:table-cell table:number-columns-repeated="3"/>
          <table:table-cell office:value-type="string" calcext:value-type="string">
            <text:p>Exampl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f</text:p>
          </table:table-cell>
          <table:table-cell office:value-type="float" office:value="1.5" calcext:value-type="float">
            <text:p>1.500</text:p>
          </table:table-cell>
          <table:table-cell office:value-type="float" office:value="4.25" calcext:value-type="float">
            <text:p>4.250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Dn</text:p>
          </table:table-cell>
          <table:table-cell office:value-type="string" calcext:value-type="string">
            <text:p>Df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d</text:p>
          </table:table-cell>
          <table:table-cell table:formula="of:=[.B6]*1.5" office:value-type="float" office:value="2.25" calcext:value-type="float">
            <text:p>2.250</text:p>
          </table:table-cell>
          <table:table-cell table:formula="of:=[.C6]*1.5" office:value-type="float" office:value="6.375" calcext:value-type="float">
            <text:p>6.375</text:p>
          </table:table-cell>
          <table:table-cell table:number-columns-repeated="3"/>
          <table:table-cell office:value-type="float" office:value="1" calcext:value-type="float">
            <text:p>1.000</text:p>
          </table:table-cell>
          <table:table-cell office:value-type="float" office:value="6" calcext:value-type="float">
            <text:p>6.000</text:p>
          </table:table-cell>
          <table:table-cell table:formula="of:=[.B8]+[.B8]*[.B8]/([.H7]*[.B10])" office:value-type="float" office:value="3.48626086956522" calcext:value-type="float">
            <text:p>3.486</text:p>
          </table:table-cell>
          <table:table-cell table:style-name="ce3" table:formula="of:=[.G7]*([.I7]-[.B8])/([.I7]+[.G7]-2*[.B8])" office:value-type="float" office:value="0.778089013383131" calcext:value-type="float">
            <text:p>0.778089</text:p>
          </table:table-cell>
          <table:table-cell table:formula="of:=[.G7]*([.I7]-[.B8])/([.I7] - [.G7])" office:value-type="float" office:value="1.39899272523783" calcext:value-type="float">
            <text:p>1.39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</text:p>
          </table:table-cell>
          <table:table-cell table:style-name="ce2" office:value-type="float" office:value="0.008" calcext:value-type="float">
            <text:p>0.00800</text:p>
          </table:table-cell>
          <table:table-cell table:style-name="ce2" office:value-type="float" office:value="0.025" calcext:value-type="float">
            <text:p>0.02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</text:p>
          </table:table-cell>
          <table:table-cell table:number-columns-repeated="2" table:style-name="ce2" office:value-type="float" office:value="0.00368" calcext:value-type="float">
            <text:p>0.0036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</text:p>
          </table:table-cell>
          <table:table-cell table:style-name="ce2" table:formula="of:=0.0046/1500" office:value-type="float" office:value="0.00000306666666666667" calcext:value-type="float">
            <text:p>0.00000</text:p>
          </table:table-cell>
          <table:table-cell table:style-name="ce2" table:formula="of:=0.0046/1500" office:value-type="float" office:value="0.00000306666666666667" calcext:value-type="float">
            <text:p>0.00000</text:p>
          </table:table-cell>
          <table:table-cell table:number-columns-repeated="102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1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N2</text:p>
          </table:table-cell>
          <table:table-cell table:number-columns-repeated="1019"/>
        </table:table-row>
        <table:table-row table:style-name="ro1">
          <table:table-cell office:value-type="float" office:value="0" calcext:value-type="float">
            <text:p>0.000</text:p>
          </table:table-cell>
          <table:table-cell table:formula="of:=[.B$5]+[.$A16]*([.B$7]-[.B$5])" office:value-type="float" office:value="0.5" calcext:value-type="float">
            <text:p>0.500</text:p>
          </table:table-cell>
          <table:table-cell table:formula="of:=[.C$5]+[.$A16]*([.C$7]-[.C$5])" office:value-type="float" office:value="1.46666666666667" calcext:value-type="float">
            <text:p>1.467</text:p>
          </table:table-cell>
          <table:table-cell table:formula="of:=[.B$8]*[.B$8]*([.B16]-[.B$4])/([.B$4]*[.B$10]*([.B16]-[.B$8]))" office:value-type="float" office:value="-14.1392718275009" calcext:value-type="float">
            <text:p>-14.139</text:p>
          </table:table-cell>
          <table:table-cell table:formula="of:=[.C$8]*[.C$8]*([.C16]-[.C$4])/([.C$4]*[.C$10]*([.C16]-[.C$8]))" office:value-type="float" office:value="-47.122392560945" calcext:value-type="float">
            <text:p>-47.122</text:p>
          </table:table-cell>
          <table:table-cell table:number-columns-repeated="1019"/>
        </table:table-row>
        <table:table-row table:style-name="ro1">
          <table:table-cell table:formula="of:=[.A16]+0.05" office:value-type="float" office:value="0.05" calcext:value-type="float">
            <text:p>0.050</text:p>
          </table:table-cell>
          <table:table-cell table:formula="of:=[.B$5]+[.$A17]*([.B$7]-[.B$5])" office:value-type="float" office:value="0.5875" calcext:value-type="float">
            <text:p>0.588</text:p>
          </table:table-cell>
          <table:table-cell table:formula="of:=[.C$5]+[.$A17]*([.C$7]-[.C$5])" office:value-type="float" office:value="1.71208333333333" calcext:value-type="float">
            <text:p>1.712</text:p>
          </table:table-cell>
          <table:table-cell table:formula="of:=[.B$8]*[.B$8]*([.B17]-[.B$4])/([.B$4]*[.B$10]*([.B17]-[.B$8]))" office:value-type="float" office:value="-7.80282852534043" calcext:value-type="float">
            <text:p>-7.803</text:p>
          </table:table-cell>
          <table:table-cell table:formula="of:=[.C$8]*[.C$8]*([.C17]-[.C$4])/([.C$4]*[.C$10]*([.C17]-[.C$8]))" office:value-type="float" office:value="-26.7916759810894" calcext:value-type="float">
            <text:p>-26.792</text:p>
          </table:table-cell>
          <table:table-cell table:number-columns-repeated="1019"/>
        </table:table-row>
        <table:table-row table:style-name="ro1">
          <table:table-cell table:formula="of:=[.A17]+0.05" office:value-type="float" office:value="0.1" calcext:value-type="float">
            <text:p>0.100</text:p>
          </table:table-cell>
          <table:table-cell table:formula="of:=[.B$5]+[.$A18]*([.B$7]-[.B$5])" office:value-type="float" office:value="0.675" calcext:value-type="float">
            <text:p>0.675</text:p>
          </table:table-cell>
          <table:table-cell table:formula="of:=[.C$5]+[.$A18]*([.C$7]-[.C$5])" office:value-type="float" office:value="1.9575" calcext:value-type="float">
            <text:p>1.958</text:p>
          </table:table-cell>
          <table:table-cell table:formula="of:=[.B$8]*[.B$8]*([.B18]-[.B$4])/([.B$4]*[.B$10]*([.B18]-[.B$8]))" office:value-type="float" office:value="-3.12887034743498" calcext:value-type="float">
            <text:p>-3.129</text:p>
          </table:table-cell>
          <table:table-cell table:formula="of:=[.C$8]*[.C$8]*([.C18]-[.C$4])/([.C$4]*[.C$10]*([.C18]-[.C$8]))" office:value-type="float" office:value="-11.6247334700285" calcext:value-type="float">
            <text:p>-11.625</text:p>
          </table:table-cell>
          <table:table-cell table:number-columns-repeated="1019"/>
        </table:table-row>
        <table:table-row table:style-name="ro1">
          <table:table-cell table:formula="of:=[.A18]+0.05" office:value-type="float" office:value="0.15" calcext:value-type="float">
            <text:p>0.150</text:p>
          </table:table-cell>
          <table:table-cell table:formula="of:=[.B$5]+[.$A19]*([.B$7]-[.B$5])" office:value-type="float" office:value="0.7625" calcext:value-type="float">
            <text:p>0.763</text:p>
          </table:table-cell>
          <table:table-cell table:formula="of:=[.C$5]+[.$A19]*([.C$7]-[.C$5])" office:value-type="float" office:value="2.20291666666667" calcext:value-type="float">
            <text:p>2.203</text:p>
          </table:table-cell>
          <table:table-cell table:formula="of:=[.B$8]*[.B$8]*([.B19]-[.B$4])/([.B$4]*[.B$10]*([.B19]-[.B$8]))" office:value-type="float" office:value="0.461002103322099" calcext:value-type="float">
            <text:p>0.461</text:p>
          </table:table-cell>
          <table:table-cell table:formula="of:=[.C$8]*[.C$8]*([.C19]-[.C$4])/([.C$4]*[.C$10]*([.C19]-[.C$8]))" office:value-type="float" office:value="0.124061293179002" calcext:value-type="float">
            <text:p>0.124</text:p>
          </table:table-cell>
          <table:table-cell table:number-columns-repeated="1019"/>
        </table:table-row>
        <table:table-row table:style-name="ro1">
          <table:table-cell table:formula="of:=[.A19]+0.05" office:value-type="float" office:value="0.2" calcext:value-type="float">
            <text:p>0.200</text:p>
          </table:table-cell>
          <table:table-cell table:formula="of:=[.B$5]+[.$A20]*([.B$7]-[.B$5])" office:value-type="float" office:value="0.85" calcext:value-type="float">
            <text:p>0.850</text:p>
          </table:table-cell>
          <table:table-cell table:formula="of:=[.C$5]+[.$A20]*([.C$7]-[.C$5])" office:value-type="float" office:value="2.44833333333333" calcext:value-type="float">
            <text:p>2.448</text:p>
          </table:table-cell>
          <table:table-cell table:formula="of:=[.B$8]*[.B$8]*([.B20]-[.B$4])/([.B$4]*[.B$10]*([.B20]-[.B$8]))" office:value-type="float" office:value="3.30476092120211" calcext:value-type="float">
            <text:p>3.305</text:p>
          </table:table-cell>
          <table:table-cell table:formula="of:=[.C$8]*[.C$8]*([.C20]-[.C$4])/([.C$4]*[.C$10]*([.C20]-[.C$8]))" office:value-type="float" office:value="9.49319989561302" calcext:value-type="float">
            <text:p>9.493</text:p>
          </table:table-cell>
          <table:table-cell table:number-columns-repeated="1019"/>
        </table:table-row>
        <table:table-row table:style-name="ro1">
          <table:table-cell table:formula="of:=[.A20]+0.05" office:value-type="float" office:value="0.25" calcext:value-type="float">
            <text:p>0.250</text:p>
          </table:table-cell>
          <table:table-cell table:formula="of:=[.B$5]+[.$A21]*([.B$7]-[.B$5])" office:value-type="float" office:value="0.9375" calcext:value-type="float">
            <text:p>0.938</text:p>
          </table:table-cell>
          <table:table-cell table:formula="of:=[.C$5]+[.$A21]*([.C$7]-[.C$5])" office:value-type="float" office:value="2.69375" calcext:value-type="float">
            <text:p>2.694</text:p>
          </table:table-cell>
          <table:table-cell table:formula="of:=[.B$8]*[.B$8]*([.B21]-[.B$4])/([.B$4]*[.B$10]*([.B21]-[.B$8]))" office:value-type="float" office:value="5.61311598100896" calcext:value-type="float">
            <text:p>5.613</text:p>
          </table:table-cell>
          <table:table-cell table:formula="of:=[.C$8]*[.C$8]*([.C21]-[.C$4])/([.C$4]*[.C$10]*([.C21]-[.C$8]))" office:value-type="float" office:value="17.1391776434542" calcext:value-type="float">
            <text:p>17.139</text:p>
          </table:table-cell>
          <table:table-cell table:number-columns-repeated="1019"/>
        </table:table-row>
        <table:table-row table:style-name="ro1">
          <table:table-cell table:formula="of:=[.A21]+0.05" office:value-type="float" office:value="0.3" calcext:value-type="float">
            <text:p>0.300</text:p>
          </table:table-cell>
          <table:table-cell table:formula="of:=[.B$5]+[.$A22]*([.B$7]-[.B$5])" office:value-type="float" office:value="1.025" calcext:value-type="float">
            <text:p>1.025</text:p>
          </table:table-cell>
          <table:table-cell table:formula="of:=[.C$5]+[.$A22]*([.C$7]-[.C$5])" office:value-type="float" office:value="2.93916666666667" calcext:value-type="float">
            <text:p>2.939</text:p>
          </table:table-cell>
          <table:table-cell table:formula="of:=[.B$8]*[.B$8]*([.B22]-[.B$4])/([.B$4]*[.B$10]*([.B22]-[.B$8]))" office:value-type="float" office:value="7.52426146808601" calcext:value-type="float">
            <text:p>7.524</text:p>
          </table:table-cell>
          <table:table-cell table:formula="of:=[.C$8]*[.C$8]*([.C22]-[.C$4])/([.C$4]*[.C$10]*([.C22]-[.C$8]))" office:value-type="float" office:value="23.4973427251591" calcext:value-type="float">
            <text:p>23.497</text:p>
          </table:table-cell>
          <table:table-cell table:number-columns-repeated="1019"/>
        </table:table-row>
        <table:table-row table:style-name="ro1">
          <table:table-cell table:formula="of:=[.A22]+0.05" office:value-type="float" office:value="0.35" calcext:value-type="float">
            <text:p>0.350</text:p>
          </table:table-cell>
          <table:table-cell table:formula="of:=[.B$5]+[.$A23]*([.B$7]-[.B$5])" office:value-type="float" office:value="1.1125" calcext:value-type="float">
            <text:p>1.113</text:p>
          </table:table-cell>
          <table:table-cell table:formula="of:=[.C$5]+[.$A23]*([.C$7]-[.C$5])" office:value-type="float" office:value="3.18458333333333" calcext:value-type="float">
            <text:p>3.185</text:p>
          </table:table-cell>
          <table:table-cell table:formula="of:=[.B$8]*[.B$8]*([.B23]-[.B$4])/([.B$4]*[.B$10]*([.B23]-[.B$8]))" office:value-type="float" office:value="9.13259983860491" calcext:value-type="float">
            <text:p>9.133</text:p>
          </table:table-cell>
          <table:table-cell table:formula="of:=[.C$8]*[.C$8]*([.C23]-[.C$4])/([.C$4]*[.C$10]*([.C23]-[.C$8]))" office:value-type="float" office:value="28.8677828343929" calcext:value-type="float">
            <text:p>28.868</text:p>
          </table:table-cell>
          <table:table-cell table:number-columns-repeated="1019"/>
        </table:table-row>
        <table:table-row table:style-name="ro1">
          <table:table-cell table:formula="of:=[.A23]+0.05" office:value-type="float" office:value="0.4" calcext:value-type="float">
            <text:p>0.400</text:p>
          </table:table-cell>
          <table:table-cell table:formula="of:=[.B$5]+[.$A24]*([.B$7]-[.B$5])" office:value-type="float" office:value="1.2" calcext:value-type="float">
            <text:p>1.200</text:p>
          </table:table-cell>
          <table:table-cell table:formula="of:=[.C$5]+[.$A24]*([.C$7]-[.C$5])" office:value-type="float" office:value="3.43" calcext:value-type="float">
            <text:p>3.430</text:p>
          </table:table-cell>
          <table:table-cell table:formula="of:=[.B$8]*[.B$8]*([.B24]-[.B$4])/([.B$4]*[.B$10]*([.B24]-[.B$8]))" office:value-type="float" office:value="10.5048147067406" calcext:value-type="float">
            <text:p>10.505</text:p>
          </table:table-cell>
          <table:table-cell table:formula="of:=[.C$8]*[.C$8]*([.C24]-[.C$4])/([.C$4]*[.C$10]*([.C24]-[.C$8]))" office:value-type="float" office:value="33.4640699273911" calcext:value-type="float">
            <text:p>33.464</text:p>
          </table:table-cell>
          <table:table-cell table:number-columns-repeated="1019"/>
        </table:table-row>
        <table:table-row table:style-name="ro1">
          <table:table-cell table:formula="of:=[.A24]+0.05" office:value-type="float" office:value="0.45" calcext:value-type="float">
            <text:p>0.450</text:p>
          </table:table-cell>
          <table:table-cell table:formula="of:=[.B$5]+[.$A25]*([.B$7]-[.B$5])" office:value-type="float" office:value="1.2875" calcext:value-type="float">
            <text:p>1.288</text:p>
          </table:table-cell>
          <table:table-cell table:formula="of:=[.C$5]+[.$A25]*([.C$7]-[.C$5])" office:value-type="float" office:value="3.67541666666667" calcext:value-type="float">
            <text:p>3.675</text:p>
          </table:table-cell>
          <table:table-cell table:formula="of:=[.B$8]*[.B$8]*([.B25]-[.B$4])/([.B$4]*[.B$10]*([.B25]-[.B$8]))" office:value-type="float" office:value="11.6893487605552" calcext:value-type="float">
            <text:p>11.689</text:p>
          </table:table-cell>
          <table:table-cell table:formula="of:=[.C$8]*[.C$8]*([.C25]-[.C$4])/([.C$4]*[.C$10]*([.C25]-[.C$8]))" office:value-type="float" office:value="37.4423423878643" calcext:value-type="float">
            <text:p>37.442</text:p>
          </table:table-cell>
          <table:table-cell table:number-columns-repeated="1019"/>
        </table:table-row>
        <table:table-row table:style-name="ro1">
          <table:table-cell table:formula="of:=[.A25]+0.05" office:value-type="float" office:value="0.5" calcext:value-type="float">
            <text:p>0.500</text:p>
          </table:table-cell>
          <table:table-cell table:formula="of:=[.B$5]+[.$A26]*([.B$7]-[.B$5])" office:value-type="float" office:value="1.375" calcext:value-type="float">
            <text:p>1.375</text:p>
          </table:table-cell>
          <table:table-cell table:formula="of:=[.C$5]+[.$A26]*([.C$7]-[.C$5])" office:value-type="float" office:value="3.92083333333333" calcext:value-type="float">
            <text:p>3.921</text:p>
          </table:table-cell>
          <table:table-cell table:formula="of:=[.B$8]*[.B$8]*([.B26]-[.B$4])/([.B$4]*[.B$10]*([.B26]-[.B$8]))" office:value-type="float" office:value="12.7222416589803" calcext:value-type="float">
            <text:p>12.722</text:p>
          </table:table-cell>
          <table:table-cell table:formula="of:=[.C$8]*[.C$8]*([.C26]-[.C$4])/([.C$4]*[.C$10]*([.C26]-[.C$8]))" office:value-type="float" office:value="40.9193950666864" calcext:value-type="float">
            <text:p>40.919</text:p>
          </table:table-cell>
          <table:table-cell table:number-columns-repeated="1019"/>
        </table:table-row>
        <table:table-row table:style-name="ro1">
          <table:table-cell table:formula="of:=[.A26]+0.05" office:value-type="float" office:value="0.55" calcext:value-type="float">
            <text:p>0.550</text:p>
          </table:table-cell>
          <table:table-cell table:formula="of:=[.B$5]+[.$A27]*([.B$7]-[.B$5])" office:value-type="float" office:value="1.4625" calcext:value-type="float">
            <text:p>1.463</text:p>
          </table:table-cell>
          <table:table-cell table:formula="of:=[.C$5]+[.$A27]*([.C$7]-[.C$5])" office:value-type="float" office:value="4.16625" calcext:value-type="float">
            <text:p>4.166</text:p>
          </table:table-cell>
          <table:table-cell table:formula="of:=[.B$8]*[.B$8]*([.B27]-[.B$4])/([.B$4]*[.B$10]*([.B27]-[.B$8]))" office:value-type="float" office:value="13.630860747007" calcext:value-type="float">
            <text:p>13.631</text:p>
          </table:table-cell>
          <table:table-cell table:formula="of:=[.C$8]*[.C$8]*([.C27]-[.C$4])/([.C$4]*[.C$10]*([.C27]-[.C$8]))" office:value-type="float" office:value="43.9843370647909" calcext:value-type="float">
            <text:p>43.984</text:p>
          </table:table-cell>
          <table:table-cell table:number-columns-repeated="1019"/>
        </table:table-row>
        <table:table-row table:style-name="ro1">
          <table:table-cell table:formula="of:=[.A27]+0.05" office:value-type="float" office:value="0.6" calcext:value-type="float">
            <text:p>0.600</text:p>
          </table:table-cell>
          <table:table-cell table:formula="of:=[.B$5]+[.$A28]*([.B$7]-[.B$5])" office:value-type="float" office:value="1.55" calcext:value-type="float">
            <text:p>1.550</text:p>
          </table:table-cell>
          <table:table-cell table:formula="of:=[.C$5]+[.$A28]*([.C$7]-[.C$5])" office:value-type="float" office:value="4.41166666666667" calcext:value-type="float">
            <text:p>4.412</text:p>
          </table:table-cell>
          <table:table-cell table:formula="of:=[.B$8]*[.B$8]*([.B28]-[.B$4])/([.B$4]*[.B$10]*([.B28]-[.B$8]))" office:value-type="float" office:value="14.4363615857441" calcext:value-type="float">
            <text:p>14.436</text:p>
          </table:table-cell>
          <table:table-cell table:formula="of:=[.C$8]*[.C$8]*([.C28]-[.C$4])/([.C$4]*[.C$10]*([.C28]-[.C$8]))" office:value-type="float" office:value="46.7063362747336" calcext:value-type="float">
            <text:p>46.706</text:p>
          </table:table-cell>
          <table:table-cell table:number-columns-repeated="1019"/>
        </table:table-row>
        <table:table-row table:style-name="ro1">
          <table:table-cell table:formula="of:=[.A28]+0.05" office:value-type="float" office:value="0.65" calcext:value-type="float">
            <text:p>0.650</text:p>
          </table:table-cell>
          <table:table-cell table:formula="of:=[.B$5]+[.$A29]*([.B$7]-[.B$5])" office:value-type="float" office:value="1.6375" calcext:value-type="float">
            <text:p>1.638</text:p>
          </table:table-cell>
          <table:table-cell table:formula="of:=[.C$5]+[.$A29]*([.C$7]-[.C$5])" office:value-type="float" office:value="4.65708333333333" calcext:value-type="float">
            <text:p>4.657</text:p>
          </table:table-cell>
          <table:table-cell table:formula="of:=[.B$8]*[.B$8]*([.B29]-[.B$4])/([.B$4]*[.B$10]*([.B29]-[.B$8]))" office:value-type="float" office:value="15.1553557372894" calcext:value-type="float">
            <text:p>15.155</text:p>
          </table:table-cell>
          <table:table-cell table:formula="of:=[.C$8]*[.C$8]*([.C29]-[.C$4])/([.C$4]*[.C$10]*([.C29]-[.C$8]))" office:value-type="float" office:value="49.139901998186" calcext:value-type="float">
            <text:p>49.140</text:p>
          </table:table-cell>
          <table:table-cell table:number-columns-repeated="1019"/>
        </table:table-row>
        <table:table-row table:style-name="ro1">
          <table:table-cell table:formula="of:=[.A29]+0.05" office:value-type="float" office:value="0.7" calcext:value-type="float">
            <text:p>0.700</text:p>
          </table:table-cell>
          <table:table-cell table:formula="of:=[.B$5]+[.$A30]*([.B$7]-[.B$5])" office:value-type="float" office:value="1.725" calcext:value-type="float">
            <text:p>1.725</text:p>
          </table:table-cell>
          <table:table-cell table:formula="of:=[.C$5]+[.$A30]*([.C$7]-[.C$5])" office:value-type="float" office:value="4.9025" calcext:value-type="float">
            <text:p>4.903</text:p>
          </table:table-cell>
          <table:table-cell table:formula="of:=[.B$8]*[.B$8]*([.B30]-[.B$4])/([.B$4]*[.B$10]*([.B30]-[.B$8]))" office:value-type="float" office:value="15.8010685979084" calcext:value-type="float">
            <text:p>15.801</text:p>
          </table:table-cell>
          <table:table-cell table:formula="of:=[.C$8]*[.C$8]*([.C30]-[.C$4])/([.C$4]*[.C$10]*([.C30]-[.C$8]))" office:value-type="float" office:value="51.32857275989" calcext:value-type="float">
            <text:p>51.329</text:p>
          </table:table-cell>
          <table:table-cell table:number-columns-repeated="1019"/>
        </table:table-row>
        <table:table-row table:style-name="ro1">
          <table:table-cell table:formula="of:=[.A30]+0.05" office:value-type="float" office:value="0.75" calcext:value-type="float">
            <text:p>0.750</text:p>
          </table:table-cell>
          <table:table-cell table:formula="of:=[.B$5]+[.$A31]*([.B$7]-[.B$5])" office:value-type="float" office:value="1.8125" calcext:value-type="float">
            <text:p>1.813</text:p>
          </table:table-cell>
          <table:table-cell table:formula="of:=[.C$5]+[.$A31]*([.C$7]-[.C$5])" office:value-type="float" office:value="5.14791666666667" calcext:value-type="float">
            <text:p>5.148</text:p>
          </table:table-cell>
          <table:table-cell table:formula="of:=[.B$8]*[.B$8]*([.B31]-[.B$4])/([.B$4]*[.B$10]*([.B31]-[.B$8]))" office:value-type="float" office:value="16.3841603720168" calcext:value-type="float">
            <text:p>16.384</text:p>
          </table:table-cell>
          <table:table-cell table:formula="of:=[.C$8]*[.C$8]*([.C31]-[.C$4])/([.C$4]*[.C$10]*([.C31]-[.C$8]))" office:value-type="float" office:value="53.3075441188053" calcext:value-type="float">
            <text:p>53.308</text:p>
          </table:table-cell>
          <table:table-cell table:number-columns-repeated="1019"/>
        </table:table-row>
        <table:table-row table:style-name="ro1">
          <table:table-cell table:formula="of:=[.A31]+0.05" office:value-type="float" office:value="0.8" calcext:value-type="float">
            <text:p>0.800</text:p>
          </table:table-cell>
          <table:table-cell table:formula="of:=[.B$5]+[.$A32]*([.B$7]-[.B$5])" office:value-type="float" office:value="1.9" calcext:value-type="float">
            <text:p>1.900</text:p>
          </table:table-cell>
          <table:table-cell table:formula="of:=[.C$5]+[.$A32]*([.C$7]-[.C$5])" office:value-type="float" office:value="5.39333333333333" calcext:value-type="float">
            <text:p>5.393</text:p>
          </table:table-cell>
          <table:table-cell table:formula="of:=[.B$8]*[.B$8]*([.B32]-[.B$4])/([.B$4]*[.B$10]*([.B32]-[.B$8]))" office:value-type="float" office:value="16.9133192389006" calcext:value-type="float">
            <text:p>16.913</text:p>
          </table:table-cell>
          <table:table-cell table:formula="of:=[.C$8]*[.C$8]*([.C32]-[.C$4])/([.C$4]*[.C$10]*([.C32]-[.C$8]))" office:value-type="float" office:value="55.1055756872206" calcext:value-type="float">
            <text:p>55.106</text:p>
          </table:table-cell>
          <table:table-cell table:number-columns-repeated="1019"/>
        </table:table-row>
        <table:table-row table:style-name="ro1">
          <table:table-cell table:formula="of:=[.A32]+0.05" office:value-type="float" office:value="0.85" calcext:value-type="float">
            <text:p>0.850</text:p>
          </table:table-cell>
          <table:table-cell table:formula="of:=[.B$5]+[.$A33]*([.B$7]-[.B$5])" office:value-type="float" office:value="1.9875" calcext:value-type="float">
            <text:p>1.988</text:p>
          </table:table-cell>
          <table:table-cell table:formula="of:=[.C$5]+[.$A33]*([.C$7]-[.C$5])" office:value-type="float" office:value="5.63875" calcext:value-type="float">
            <text:p>5.639</text:p>
          </table:table-cell>
          <table:table-cell table:formula="of:=[.B$8]*[.B$8]*([.B33]-[.B$4])/([.B$4]*[.B$10]*([.B33]-[.B$8]))" office:value-type="float" office:value="17.3956972006545" calcext:value-type="float">
            <text:p>17.396</text:p>
          </table:table-cell>
          <table:table-cell table:formula="of:=[.C$8]*[.C$8]*([.C33]-[.C$4])/([.C$4]*[.C$10]*([.C33]-[.C$8]))" office:value-type="float" office:value="56.7463979342084" calcext:value-type="float">
            <text:p>56.746</text:p>
          </table:table-cell>
          <table:table-cell table:number-columns-repeated="1019"/>
        </table:table-row>
        <table:table-row table:style-name="ro1">
          <table:table-cell table:formula="of:=[.A33]+0.05" office:value-type="float" office:value="0.9" calcext:value-type="float">
            <text:p>0.900</text:p>
          </table:table-cell>
          <table:table-cell table:formula="of:=[.B$5]+[.$A34]*([.B$7]-[.B$5])" office:value-type="float" office:value="2.075" calcext:value-type="float">
            <text:p>2.075</text:p>
          </table:table-cell>
          <table:table-cell table:formula="of:=[.C$5]+[.$A34]*([.C$7]-[.C$5])" office:value-type="float" office:value="5.88416666666667" calcext:value-type="float">
            <text:p>5.884</text:p>
          </table:table-cell>
          <table:table-cell table:formula="of:=[.B$8]*[.B$8]*([.B34]-[.B$4])/([.B$4]*[.B$10]*([.B34]-[.B$8]))" office:value-type="float" office:value="17.8372352285396" calcext:value-type="float">
            <text:p>17.837</text:p>
          </table:table-cell>
          <table:table-cell table:formula="of:=[.C$8]*[.C$8]*([.C34]-[.C$4])/([.C$4]*[.C$10]*([.C34]-[.C$8]))" office:value-type="float" office:value="58.249765437422" calcext:value-type="float">
            <text:p>58.250</text:p>
          </table:table-cell>
          <table:table-cell table:number-columns-repeated="1019"/>
        </table:table-row>
        <table:table-row table:style-name="ro1">
          <table:table-cell table:formula="of:=[.A34]+0.05" office:value-type="float" office:value="0.95" calcext:value-type="float">
            <text:p>0.950</text:p>
          </table:table-cell>
          <table:table-cell table:formula="of:=[.B$5]+[.$A35]*([.B$7]-[.B$5])" office:value-type="float" office:value="2.1625" calcext:value-type="float">
            <text:p>2.163</text:p>
          </table:table-cell>
          <table:table-cell table:formula="of:=[.C$5]+[.$A35]*([.C$7]-[.C$5])" office:value-type="float" office:value="6.12958333333333" calcext:value-type="float">
            <text:p>6.130</text:p>
          </table:table-cell>
          <table:table-cell table:formula="of:=[.B$8]*[.B$8]*([.B35]-[.B$4])/([.B$4]*[.B$10]*([.B35]-[.B$8]))" office:value-type="float" office:value="18.2429091789682" calcext:value-type="float">
            <text:p>18.243</text:p>
          </table:table-cell>
          <table:table-cell table:formula="of:=[.C$8]*[.C$8]*([.C35]-[.C$4])/([.C$4]*[.C$10]*([.C35]-[.C$8]))" office:value-type="float" office:value="59.6322560777057" calcext:value-type="float">
            <text:p>59.632</text:p>
          </table:table-cell>
          <table:table-cell table:number-columns-repeated="1019"/>
        </table:table-row>
        <table:table-row table:style-name="ro1">
          <table:table-cell table:formula="of:=[.A35]+0.05" office:value-type="float" office:value="1" calcext:value-type="float">
            <text:p>1.000</text:p>
          </table:table-cell>
          <table:table-cell table:formula="of:=[.B$5]+[.$A36]*([.B$7]-[.B$5])" office:value-type="float" office:value="2.25" calcext:value-type="float">
            <text:p>2.250</text:p>
          </table:table-cell>
          <table:table-cell table:formula="of:=[.C$5]+[.$A36]*([.C$7]-[.C$5])" office:value-type="float" office:value="6.375" calcext:value-type="float">
            <text:p>6.375</text:p>
          </table:table-cell>
          <table:table-cell table:formula="of:=[.B$8]*[.B$8]*([.B36]-[.B$4])/([.B$4]*[.B$10]*([.B36]-[.B$8]))" office:value-type="float" office:value="18.6169181243455" calcext:value-type="float">
            <text:p>18.617</text:p>
          </table:table-cell>
          <table:table-cell table:formula="of:=[.C$8]*[.C$8]*([.C36]-[.C$4])/([.C$4]*[.C$10]*([.C36]-[.C$8]))" office:value-type="float" office:value="60.9078849086552" calcext:value-type="float">
            <text:p>60.908</text:p>
          </table:table-cell>
          <table:table-cell table:number-columns-repeated="1019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 number:grouping="true"/>
    </number:number-style>
    <number:number-style style:name="N122">
      <number:number number:decimal-places="6" loext:min-decimal-places="6" number:min-integer-digits="1" number:grouping="true"/>
    </number:number-style>
    <number:number-style style:name="N123">
      <number:number number:decimal-places="5" loext:min-decimal-places="5" number:min-integer-digits="1" number:grouping="true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27T14:21:20.139412664</meta:creation-date>
    <dc:date>2020-07-27T17:15:56.655609642</dc:date>
    <meta:editing-duration>PT51M9S</meta:editing-duration>
    <meta:editing-cycles>3</meta:editing-cycles>
    <meta:generator>LibreOffice/6.0.7.3$Linux_X86_64 LibreOffice_project/00m0$Build-3</meta:generator>
    <meta:document-statistic meta:table-count="1" meta:cell-count="143" meta:object-count="0"/>
  </office:meta>
</office:document-meta>
</file>